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_20_">
      <style:text-properties style:text-underline-style="none" fo:font-weight="normal" style:font-weight-asian="normal" style:font-weight-complex="normal"/>
    </style:style>
    <style:style style:name="P7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text-properties style:text-underline-style="none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10"><text:span text:style-name="T13">do text</text:span></text:p><text:p text:style-name="P10"><text:span text:style-name="T13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8">5000 Namur </text:p><text:p text:style-name="P7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9"><text:span text:style-name="T16">do text</text:span></text:p><text:p text:style-name="P9"><text:span text:style-name="T15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9"><text:span text:style-name="T17">d</text:span><text:span text:style-name="T14">o text if cmp(urbanEventObj.title,'Transmis 1er dossier RW')!= 0</text:span></text:p></office:annotation><draw:control text:anchor-type="as-char" draw:z-index="8" draw:style-name="gr1" draw:text-style-name="P11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9"><text:span text:style-name="T17">d</text:span><text:span text:style-name="T14">o text if cmp(urbanEventObj.title,'Transmis 1er dossier RW') == 0</text:span></text:p></office:annotation></text:span><text:span text:style-name="T1"><draw:control text:anchor-type="as-char" draw:z-index="7" draw:style-name="gr1" draw:text-style-name="P11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9"><text:span text:style-name="T17">d</text:span><text:span text:style-name="T14">o text if cmp(urbanEventObj.title,'Transmis 2eme dossier RW')!= 0</text:span></text:p></office:annotation><draw:control text:anchor-type="as-char" draw:z-index="2" draw:style-name="gr1" draw:text-style-name="P11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9"><text:span text:style-name="T17">d</text:span><text:span text:style-name="T14">o text if cmp(urbanEventObj.title,'Transmis 2eme dossier RW') == 0</text:span></text:p></office:annotation><draw:control text:anchor-type="as-char" draw:z-index="4" draw:style-name="gr1" draw:text-style-name="P11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9"><text:span text:style-name="T17">d</text:span><text:span text:style-name="T14">o text if not urbanEventObj.title.endswith('livrance du permis (octroi ou refus)')</text:span></text:p></office:annotation><draw:control text:anchor-type="as-char" draw:z-index="5" draw:style-name="gr1" draw:text-style-name="P11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9"><text:span text:style-name="T17">d</text:span><text:span text:style-name="T14">o text if urbanEventObj.title.endswith('livrance du permis (octroi ou refus)')</text:span></text:p></office:annotation><draw:control text:anchor-type="as-char" draw:z-index="6" draw:style-name="gr1" draw:text-style-name="P11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9"><text:span text:style-name="T14">do row for type in self.templateListFolderCategories()</text:span></text:p></office:annotation><office:annotation><dc:creator>sde </dc:creator><dc:date>2011-08-04T10:39:07</dc:date><text:p text:style-name="P9"><text:span text:style-name="T14">do text if cmp(type[0],self.getFolderCategory())==0</text:span></text:p></office:annotation><draw:control text:anchor-type="as-char" draw:z-index="28" draw:style-name="gr1" draw:text-style-name="P11" svg:width="0.447cm" svg:height="0.399cm" draw:control="control27"/></text:p>
                  <text:p text:style-name="P2"><office:annotation><dc:creator>sde </dc:creator><dc:date>2011-08-04T10:30:03</dc:date><text:p text:style-name="P9"><text:span text:style-name="T14">do text if cmp(type[0],self.getFolderCategory())!=0</text:span></text:p></office:annotation><draw:control text:anchor-type="as-char" draw:z-index="27" draw:style-name="gr1" draw:text-style-name="P11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9"><text:span text:style-name="T13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9"><text:span text:style-name="T13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9"><text:span text:style-name="T14">do text if self.getIsInPCA()</text:span></text:p></office:annotation><draw:control text:anchor-type="as-char" draw:z-index="24" draw:style-name="gr1" draw:text-style-name="P11" svg:width="0.447cm" svg:height="0.399cm" draw:control="control23"/></text:p>
                  <text:p text:style-name="P2"><office:annotation><dc:creator>sde </dc:creator><dc:date>2011-08-04T10:30:03</dc:date><text:p text:style-name="P9"><text:span text:style-name="T14">do text if not self.getIsInPCA()</text:span></text:p></office:annotation><draw:control text:anchor-type="as-char" draw:z-index="23" draw:style-name="gr1" draw:text-style-name="P11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9"><text:span text:style-name="T14">do text if self.getIsInSubdivision()</text:span></text:p></office:annotation><draw:control text:anchor-type="as-char" draw:z-index="26" draw:style-name="gr1" draw:text-style-name="P11" svg:width="0.447cm" svg:height="0.399cm" draw:control="control25"/></text:p>
                  <text:p text:style-name="P2"><office:annotation><dc:creator>sde </dc:creator><dc:date>2011-08-04T10:30:03</dc:date><text:p text:style-name="P9"><text:span text:style-name="T14">do text if not self.getIsInSubdivision()</text:span></text:p></office:annotation><draw:control text:anchor-type="as-char" draw:z-index="25" draw:style-name="gr1" draw:text-style-name="P11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9"><text:span text:style-name="T14">do text if self.getIsInSubdivision()</text:span></text:p><text:p text:style-name="P9"><text:span text:style-name="T14">f</text:span><text:span text:style-name="T16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9"><text:span text:style-name="T13">do row if </text:span><text:span text:style-name="T14">self.getLastInquiry() is None or len(self.getLastInquiry(). getLinkedInquiry().getDerogation()) == 0</text:span></text:p></office:annotation><draw:control text:anchor-type="as-char" draw:z-index="38" draw:style-name="gr1" draw:text-style-name="P11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1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9"><text:span text:style-name="T13">do table if </text:span><text:span text:style-name="T14">self.getLastInquiry() is not None</text:span></text:p></office:annotation><office:annotation><dc:creator>sde </dc:creator><dc:date>2011-08-04T13:57:24</dc:date><text:p text:style-name="P9"><text:span text:style-name="T14">do row for part in self.getLastInquiry(). getLinkedInquiry().templateListDerogations()</text:span></text:p></office:annotation><office:annotation><dc:creator>sde </dc:creator><dc:date>2011-08-04T11:46:30</dc:date><text:p text:style-name="P9"><text:span text:style-name="T13">do text if part[0] in </text:span><text:span text:style-name="T14">self.getLastInquiry(). getLinkedInquiry().getDerogation()</text:span></text:p></office:annotation><draw:control text:anchor-type="as-char" draw:z-index="40" draw:style-name="gr1" draw:text-style-name="P11" svg:width="0.447cm" svg:height="0.399cm" draw:control="control39"/></text:p>
                  <text:p text:style-name="P2"><office:annotation><dc:creator>sde </dc:creator><dc:date>2011-08-04T11:59:21</dc:date><text:p text:style-name="P9"><text:span text:style-name="T14">do text if part[0] not in self.getLastInquiry(). getLinkedInquiry().getDerogation()</text:span></text:p></office:annotation><draw:control text:anchor-type="as-char" draw:z-index="41" draw:style-name="gr1" draw:text-style-name="P11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3">do text if </text:span><text:span text:style-name="T14">self.getLastInquiry() is not None</text:span></text:p></office:annotation><draw:control text:anchor-type="as-char" draw:z-index="35" draw:style-name="gr1" draw:text-style-name="P11" svg:width="0.447cm" svg:height="0.399cm" draw:control="control34"/></text:p>
                  <text:p text:style-name="P2"><office:annotation><dc:creator>sde </dc:creator><dc:date>2011-08-04T11:59:21</dc:date><text:p text:style-name="P9"><text:span text:style-name="T14">do text if self.getLastInquiry() is None</text:span></text:p></office:annotation><draw:control text:anchor-type="as-char" draw:z-index="34" draw:style-name="gr1" draw:text-style-name="P11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9"><text:span text:style-name="T13">do text if </text:span><text:span text:style-name="T14">self.getLastInquiry() is None</text:span></text:p></office:annotation><draw:control text:anchor-type="as-char" draw:z-index="37" draw:style-name="gr1" draw:text-style-name="P11" svg:width="0.447cm" svg:height="0.399cm" draw:control="control36"/></text:p>
                  <text:p text:style-name="P2"><office:annotation><dc:creator>sde </dc:creator><dc:date>2011-08-04T11:59:21</dc:date><text:p text:style-name="P9"><text:span text:style-name="T14">do text if self.getLastInquiry() is not None</text:span></text:p></office:annotation><draw:control text:anchor-type="as-char" draw:z-index="36" draw:style-name="gr1" draw:text-style-name="P11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9"><text:span text:style-name="T14">do row if self.getLastInquiry() is not None</text:span></text:p></office:annotation>Du <text:span text:style-name="T7"><text:text-input text:description="Objet des travaux">tool.formatDate(self.getLastInquiry(). getLinkedInquiry().getInvestigationStart())</text:text-input></text:span><text:span text:style-name="T7"> au </text:span><text:span text:style-name="T7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9"><text:span text:style-name="T15">do text</text:span></text:p><text:p text:style-name="P9"><text:span text:style-name="T15">from xhtml(self.portal_urban.decorateHTML('UrbanBody',self.</text:span><text:span text:style-name="T16">getLastInquiry().</text:span><text:span text:style-name="T1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9"><text:span text:style-name="T13">do text if self.getRoadAdaptation()</text:span></text:p></office:annotation><draw:control text:anchor-type="as-char" draw:z-index="3" draw:style-name="gr1" draw:text-style-name="P11" svg:width="0.447cm" svg:height="0.399cm" draw:control="control2"/>Oui</text:p>
            <text:p text:style-name="P2"><office:annotation><dc:creator>sde </dc:creator><dc:date>2011-08-03T16:53:26</dc:date><text:p text:style-name="P9"><text:span text:style-name="T13">do text if not self.getRoadAdaptation()</text:span></text:p></office:annotation><draw:control text:anchor-type="as-char" draw:z-index="9" draw:style-name="gr1" draw:text-style-name="P11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9"><text:span text:style-name="T14">do row for part in self.divideList(2,self.templateListRoadTypes())</text:span></text:p></office:annotation><office:annotation><dc:creator>sde </dc:creator><dc:date>2011-08-04T11:46:30</dc:date><text:p text:style-name="P9"><text:span text:style-name="T13">do text if part[0][0]==self.getRoadType()</text:span></text:p></office:annotation><draw:control text:anchor-type="as-char" draw:z-index="13" draw:style-name="gr1" draw:text-style-name="P11" svg:width="0.447cm" svg:height="0.399cm" draw:control="control12"/></text:p>
                  <text:p text:style-name="P2"><office:annotation><dc:creator>sde </dc:creator><dc:date>2011-08-04T11:59:21</dc:date><text:p text:style-name="P9"><text:span text:style-name="T14">do text if part[0][0]!=self.getRoadType()</text:span></text:p></office:annotation><draw:control text:anchor-type="as-char" draw:z-index="12" draw:style-name="gr1" draw:text-style-name="P11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9"><text:span text:style-name="T14">do text if len(part) &gt; 1 and part[1][0]==self.getRoadType()</text:span></text:p></office:annotation><draw:control text:anchor-type="as-char" draw:z-index="10" draw:style-name="gr1" draw:text-style-name="P11" svg:width="0.447cm" svg:height="0.399cm" draw:control="control9"/></text:p>
                  <text:p text:style-name="P2"><office:annotation><dc:creator>sde </dc:creator><dc:date>2011-08-04T11:58:11</dc:date><text:p text:style-name="P9"><text:span text:style-name="T14">do text if len(part) &gt; 1 and part[1][0]!=self.getRoadType()</text:span></text:p></office:annotation><draw:control text:anchor-type="as-char" draw:z-index="11" draw:style-name="gr1" draw:text-style-name="P11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9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9"><text:span text:style-name="T13">do text if self.getRoadCoating() is not None</text:span></text:p></office:annotation><draw:control text:anchor-type="as-char" draw:z-index="16" draw:style-name="gr1" draw:text-style-name="P11" svg:width="0.447cm" svg:height="0.399cm" draw:control="control15"/></text:p>
                  <text:p text:style-name="P2"><office:annotation><dc:creator>sde </dc:creator><dc:date>2011-08-04T15:29:14</dc:date><text:p text:style-name="P9"><text:span text:style-name="T14">do text if self.getRoadCoating() is None</text:span></text:p></office:annotation><draw:control text:anchor-type="as-char" draw:z-index="17" draw:style-name="gr1" draw:text-style-name="P11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9"><text:span text:style-name="T14">do row for part in self.templateListRoadEquipments()</text:span></text:p></office:annotation><office:annotation><dc:creator>sde </dc:creator><dc:date>2011-08-04T11:46:30</dc:date><text:p text:style-name="P9"><text:span text:style-name="T14">do text if part[0] in self.templateRoadEquipments(self.getRoadEquipments())</text:span></text:p></office:annotation><draw:control text:anchor-type="as-char" draw:z-index="15" draw:style-name="gr1" draw:text-style-name="P11" svg:width="0.447cm" svg:height="0.399cm" draw:control="control14"/></text:p>
                  <text:p text:style-name="P2"><office:annotation><dc:creator>sde </dc:creator><dc:date>2011-08-04T11:59:21</dc:date><text:p text:style-name="P9"><text:span text:style-name="T14">do text if part[0] not in self.templateRoadEquipments(self.getRoadEquipments())</text:span></text:p></office:annotation><draw:control text:anchor-type="as-char" draw:z-index="14" draw:style-name="gr1" draw:text-style-name="P11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9"><text:span text:style-name="T13">do text if </text:span><text:span text:style-name="T1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9"><text:span text:style-name="T14">do row for abr in self.templateAllOpinions()</text:span></text:p></office:annotation><draw:control text:anchor-type="as-char" draw:z-index="18" draw:style-name="gr1" draw:text-style-name="P11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9"><text:span text:style-name="T14">do row for abr in self.getFolderZone()</text:span></text:p></office:annotation><draw:control text:anchor-type="as-char" draw:z-index="33" draw:style-name="gr1" draw:text-style-name="P11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9"><text:span text:style-name="T14">do row for part in self.divideList(2,self.templateListProtectedBuilding())</text:span></text:p></office:annotation><office:annotation><dc:creator>sde </dc:creator><dc:date>2011-08-04T11:46:30</dc:date><text:p text:style-name="P9"><text:span text:style-name="T13">do text if part[0][0] in self.getProtectedBuilding()</text:span></text:p></office:annotation><draw:control text:anchor-type="as-char" draw:z-index="20" draw:style-name="gr1" draw:text-style-name="P11" svg:width="0.447cm" svg:height="0.399cm" draw:control="control19"/></text:p>
                  <text:p text:style-name="P2"><office:annotation><dc:creator>sde </dc:creator><dc:date>2011-08-04T11:59:21</dc:date><text:p text:style-name="P9"><text:span text:style-name="T14">do text if part[0][0] not in self.getProtectedBuilding()</text:span></text:p></office:annotation><draw:control text:anchor-type="as-char" draw:z-index="19" draw:style-name="gr1" draw:text-style-name="P11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9"><text:span text:style-name="T14">do text if len(part) &gt; 1 and part[1][0] in self.getProtectedBuilding()</text:span></text:p></office:annotation><draw:control text:anchor-type="as-char" draw:z-index="22" draw:style-name="gr1" draw:text-style-name="P11" svg:width="0.447cm" svg:height="0.399cm" draw:control="control21"/></text:p>
                  <text:p text:style-name="P2"><office:annotation><dc:creator>sde </dc:creator><dc:date>2011-08-04T11:58:11</dc:date><text:p text:style-name="P9"><text:span text:style-name="T14">do text if len(part) &gt; 1 and part[1][0] not in self.getProtectedBuilding()</text:span></text:p></office:annotation><draw:control text:anchor-type="as-char" draw:z-index="21" draw:style-name="gr1" draw:text-style-name="P11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9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3">do text if self.getImpactStudy()</text:span></text:p></office:annotation><draw:control text:anchor-type="as-char" draw:z-index="29" draw:style-name="gr1" draw:text-style-name="P11" svg:width="0.447cm" svg:height="0.399cm" draw:control="control28"/></text:p>
                  <text:p text:style-name="P2"><office:annotation><dc:creator>sde </dc:creator><dc:date>2011-08-05T08:10:07</dc:date><text:p text:style-name="P9"><text:span text:style-name="T13">do text if not self.getImpactStudy()</text:span></text:p></office:annotation><draw:control text:anchor-type="as-char" draw:z-index="30" draw:style-name="gr1" draw:text-style-name="P11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9"><text:span text:style-name="T13">do text if not self.getImpactStudy()</text:span></text:p></office:annotation><draw:control text:anchor-type="as-char" draw:z-index="31" draw:style-name="gr1" draw:text-style-name="P11" svg:width="0.447cm" svg:height="0.399cm" draw:control="control30"/></text:p>
                  <text:p text:style-name="P2"><office:annotation><dc:creator>sde </dc:creator><dc:date>2011-08-05T08:10:07</dc:date><text:p text:style-name="P9"><text:span text:style-name="T13">do text if self.getImpactStudy()</text:span></text:p></office:annotation><draw:control text:anchor-type="as-char" draw:z-index="32" draw:style-name="gr1" draw:text-style-name="P11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9"><text:span text:style-name="T12">do text</text:span></text:p><text:p text:style-name="P9"><text:span text:style-name="T1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12-13T13:25:12</dc:date>
    <dc:creator>sde </dc:creator>
    <meta:editing-duration>P1DT20H49M47S</meta:editing-duration>
    <meta:editing-cycles>403</meta:editing-cycles>
    <meta:generator>LibreOffice/3.3$Unix LibreOffice_project/330m19$Build-401</meta:generator>
    <meta:document-statistic meta:table-count="14" meta:image-count="0" meta:object-count="0" meta:page-count="2" meta:paragraph-count="108" meta:word-count="243" meta:character-count="2138"/>
  </office:meta>
</office:document-meta>
</file>